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106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float" office:value="0" text:name="decisionnonrespectsanctionep93_0_moisdebutsanc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584_1907079421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596_1907079421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04_1907079421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13_1907079421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.43.93.41.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6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es courriers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En l’absence de démarches d’insertion de votre part malgré nos multiples sollicitations, elle a proposé de suspendre votre allocation RSA.</text:p>
      <text:p text:style-name="P10"/>
      <text:p text:style-name="P10">Monsieur le Président du Conseil général demande à la Caisse d’Allocations Familiales d’effectuer cette suspension à compter de <text:user-field-get style:data-style-name="N106" text:name="decisionnonrespectsanctionep93_0_moisdebutsanction">décembre 1899</text:user-field-get>.</text:p>
      <text:p text:style-name="P10"/>
      <text:p text:style-name="P10">Vous pouvez contester cette décision par un recours administratif dans un délai de deux mois à compter de la réception de cette lettre, auprès de Monsieur le Président du Conseil général, Hôtel du Département – BP 93 – 93006 BOBIGNY Cedex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5">au Droit et de l’Allocatio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3:00</meta:creation-date>
    <dc:creator>Christian Buffin</dc:creator>
    <dc:date>2011-05-26T16:44:45</dc:date>
    <meta:print-date>2011-05-10T15:12:00</meta:print-date>
    <meta:editing-cycles>8</meta:editing-cycles>
    <meta:editing-duration>PT36M33S</meta:editing-duration>
    <meta:generator>LibreOffice/3.3$Linux LibreOffice_project/330m19$Build-202</meta:generator>
    <meta:document-statistic meta:table-count="1" meta:image-count="0" meta:object-count="0" meta:page-count="1" meta:paragraph-count="21" meta:word-count="158" meta:character-count="1008"/>
    <meta:user-defined meta:name="Info 1"/>
    <meta:user-defined meta:name="Info 2"/>
    <meta:user-defined meta:name="Info 3"/>
    <meta:user-defined meta:name="Info 4"/>
  </office:meta>
</office:document-meta>
</file>